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691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Planilha1" table:style-name="ta1" table:print="false">
        <table:table-column table:style-name="co1" table:number-columns-repeated="7" table:default-cell-style-name="Default"/>
        <table:table-column table:style-name="co2" table:number-columns-repeated="3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I6</text:p>
          </table:table-cell>
          <table:table-cell office:value-type="string">
            <text:p>I5</text:p>
          </table:table-cell>
          <table:table-cell table:style-name="ce1" office:value-type="string">
            <text:p>I4</text:p>
          </table:table-cell>
          <table:table-cell office:value-type="string">
            <text:p>I3</text:p>
          </table:table-cell>
          <table:table-cell office:value-type="string">
            <text:p>I2</text:p>
          </table:table-cell>
          <table:table-cell office:value-type="string">
            <text:p>I1</text:p>
          </table:table-cell>
          <table:table-cell table:style-name="ce2" office:value-type="string">
            <text:p>I0</text:p>
          </table:table-cell>
          <table:table-cell office:value-type="string">
            <text:p>DEC</text:p>
          </table:table-cell>
          <table:table-cell office:value-type="string">
            <text:p>Cent</text:p>
          </table:table-cell>
          <table:table-cell office:value-type="string">
            <text:p>Dez</text:p>
          </table:table-cell>
          <table:table-cell office:value-type="string">
            <text:p>y4</text:p>
          </table:table-cell>
          <table:table-cell office:value-type="string">
            <text:p>y3</text:p>
          </table:table-cell>
          <table:table-cell office:value-type="string">
            <text:p>y2</text:p>
          </table:table-cell>
          <table:table-cell office:value-type="string">
            <text:p>y1</text:p>
          </table:table-cell>
          <table:table-cell/>
          <table:table-cell office:value-type="string">
            <text:p>Unid</text:p>
          </table:table-cell>
          <table:table-cell office:value-type="string">
            <text:p>x4</text:p>
          </table:table-cell>
          <table:table-cell office:value-type="string">
            <text:p>x3</text:p>
          </table:table-cell>
          <table:table-cell office:value-type="string">
            <text:p>x2</text:p>
          </table:table-cell>
          <table:table-cell office:value-type="string">
            <text:p>x1</text:p>
          </table:table-cell>
        </table:table-row>
        <table:table-row table:style-name="ro2">
          <table:table-cell table:number-columns-repeated="6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7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18">
            <text:p>118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 table:number-rows-repeated="3">
          <table:table-cell table:number-columns-repeated="20"/>
        </table:table-row>
        <table:table-row table:style-name="ro2">
          <table:table-cell office:value-type="string">
            <text:p>x2</text:p>
          </table:table-cell>
          <table:table-cell office:value-type="string">
            <text:p>!B!CDE!F+!A!BC!D!E!F+!A!BCD!EF+!ABCD!E!F+A!B!CD!F+A!BDE!F+AB!C!DEF+!A!B!C!DF+A!B!D!EF+!BC!DEF+!AB!C!D!F+AB!D!E!F+BC!DE!F+BCDEF+!AB!CDF+ABD!EF</text:p>
          </table:table-cell>
          <table:table-cell table:number-columns-repeated="18"/>
        </table:table-row>
        <table:table-row table:style-name="ro2">
          <table:table-cell office:value-type="string">
            <text:p>x3</text:p>
          </table:table-cell>
          <table:table-cell office:value-type="string">
            <text:p>!A!BC!E!F+!A!BCD!E+!AB!C!D!EF+!ABC!DEF+!ACD!E!F+A!B!CDE!F+ABC!D!EF+!A!B!C!DE+!AB!CE!F+!A!CDEF+ABCE!F+A!BC!DE+ACDEF+A!B!C!D!E+AB!C!E!F+A!CD!EF</text:p>
          </table:table-cell>
          <table:table-cell table:number-columns-repeated="18"/>
        </table:table-row>
        <table:table-row table:style-name="ro2">
          <table:table-cell office:value-type="string">
            <text:p>x4</text:p>
          </table:table-cell>
          <table:table-cell office:value-type="string">
            <text:p>!A!B!CD!E!F+!A!BC!D!EF+!A!BCDE!F+!AB!C!DEF+!ABC!D!E!F+!ABCD!EF+A!B!C!DE!F+A!B!CDEF+A!BCD!E!F+AB!C!D!EF+AB!CDE!F+ABC!DEF</text:p>
          </table:table-cell>
          <table:table-cell table:number-columns-repeated="18"/>
        </table:table-row>
        <table:table-row table:style-name="ro2">
          <table:table-cell office:value-type="string">
            <text:p>y1</text:p>
          </table:table-cell>
          <table:table-cell office:value-type="string">
            <text:p>!B!CDF+!B!CDE+!A!BC!D!E+!BDEF+!ABCD!E+A!B!CEF+A!B!CD+A!BDF+A!BDE+A!CDEF+B!D!EF+!AB!DE+ABC!D+B!C!D!E</text:p>
          </table:table-cell>
          <table:table-cell table:number-columns-repeated="18"/>
        </table:table-row>
        <table:table-row table:style-name="ro2">
          <table:table-cell office:value-type="string">
            <text:p>y2</text:p>
          </table:table-cell>
          <table:table-cell office:value-type="string">
            <text:p>!A!BCE+!A!BCD+!AB!C!D+A!B!C+ABCD+!ACDE</text:p>
          </table:table-cell>
          <table:table-cell table:number-columns-repeated="18"/>
        </table:table-row>
        <table:table-row table:style-name="ro2">
          <table:table-cell office:value-type="string">
            <text:p>y3</text:p>
          </table:table-cell>
          <table:table-cell office:value-type="string">
            <text:p>!ABD+!ABC+A!B!C</text:p>
          </table:table-cell>
          <table:table-cell table:number-columns-repeated="18"/>
        </table:table-row>
        <table:table-row table:style-name="ro2">
          <table:table-cell office:value-type="string">
            <text:p>y4</text:p>
          </table:table-cell>
          <table:table-cell office:value-type="string">
            <text:p>A!BC+AB!C!D!E</text:p>
          </table:table-cell>
          <table:table-cell table:number-columns-repeated="18"/>
        </table:table-row>
      </table:table>
      <table:table table:name="Planilha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5">15/05/2009</text:date>, <text:time>12:00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7$Build-9310</meta:generator>
    <meta:initial-creator>Instituto de Informática UFRGS</meta:initial-creator>
    <meta:creation-date>2009-05-15T11:04:07</meta:creation-date>
    <dc:creator>Instituto de Informática UFRGS</dc:creator>
    <dc:date>2009-05-15T12:00:02</dc:date>
    <meta:editing-cycles>9</meta:editing-cycles>
    <meta:editing-duration>PT25M18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3" meta:cell-count="1249"/>
  </office:meta>
</office:document-meta>
</file>